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ffffff" draw:fill="solid" draw:fill-color="#0084d1" draw:textarea-horizontal-align="left" draw:auto-grow-height="true" draw:auto-grow-width="false" fo:min-height="3.023cm" fo:min-width="17.8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4pt" style:font-size-asian="44pt" style:font-size-complex="44pt"/>
    </style:style>
    <style:style style:name="P3" style:family="paragraph">
      <style:text-properties fo:color="#7da647" fo:font-weight="bold" style:font-weight-asian="bold" style:font-weight-complex="bold"/>
    </style:style>
    <style:style style:name="P4" style:family="paragraph">
      <style:text-properties fo:font-family="'Courier New'" style:font-family-generic="modern" style:font-pitch="fixed" fo:font-size="26pt" style:font-size-asian="26pt" style:font-size-complex="26pt"/>
    </style:style>
    <style:style style:name="P5" style:family="paragraph">
      <style:text-properties fo:color="#ff6633" fo:font-weight="bold" style:font-weight-asian="bold" style:font-weight-complex="bold"/>
    </style:style>
    <style:style style:name="P6" style:family="paragraph">
      <style:text-properties fo:font-size="18pt" style:font-size-asian="18pt" style:font-size-complex="18pt"/>
    </style:style>
    <style:style style:name="P7" style:family="paragraph">
      <style:text-properties fo:color="#ffffff" fo:font-size="18pt" style:font-size-asian="18pt" style:font-size-complex="18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color="#7da647" fo:font-size="44pt" fo:font-weight="bold" style:font-size-asian="44pt" style:font-weight-asian="bold" style:font-size-complex="44pt" style:font-weight-complex="bold"/>
    </style:style>
    <style:style style:name="T3" style:family="text">
      <style:text-properties style:use-window-font-color="true" fo:font-family="'Courier New'" style:font-family-generic="modern" style:font-pitch="fixed" fo:font-size="60pt" fo:font-weight="normal" style:font-size-asian="60pt" style:font-weight-asian="normal" style:font-size-complex="60pt" style:font-weight-complex="normal"/>
    </style:style>
    <style:style style:name="T4" style:family="text">
      <style:text-properties fo:color="#0084d1" fo:font-family="'Courier New'" style:font-family-generic="modern" style:font-pitch="fixed" fo:font-size="60pt" fo:font-weight="bold" style:font-size-asian="60pt" style:font-weight-asian="bold" style:font-size-complex="60pt" style:font-weight-complex="bold"/>
    </style:style>
    <style:style style:name="T5" style:family="text">
      <style:text-properties fo:font-family="'Courier New'" style:font-family-generic="modern" style:font-pitch="fixed" fo:font-size="60pt" style:font-size-asian="60pt" style:font-size-complex="60pt"/>
    </style:style>
    <style:style style:name="T6" style:family="text">
      <style:text-properties fo:color="#ff6633" fo:font-size="44pt" fo:font-weight="bold" style:font-size-asian="44pt" style:font-weight-asian="bold" style:font-size-complex="44pt" style:font-weight-complex="bold"/>
    </style:style>
    <style:style style:name="T7" style:family="text">
      <style:text-properties fo:color="#ffffff" fo:font-size="22pt" style:font-size-asian="22pt" style:font-size-complex="22pt"/>
    </style:style>
    <style:style style:name="T8" style:family="text">
      <style:text-properties fo:color="#ffffff"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T9" style:family="text">
      <style:text-properties fo:color="#ffffff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3.5cm" svg:height="2.5cm" svg:x="2.742cm" svg:y="9.5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5cm" svg:height="2.5cm" svg:x="2.742cm" svg:y="11.9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2.5cm" svg:x="2.742cm" svg:y="14.369cm">
          <text:p text:style-name="P1"><text:span text:style-name="T1">N(|)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7.00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5cm" svg:height="2.5cm" svg:x="2.742cm" svg:y="4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5.51cm" svg:height="1.987cm" svg:x="11.09cm" svg:y="17.02cm">
          <draw:text-box>
            <text:p><text:span text:style-name="T2">Árvore</text:span></text:p>
          </draw:text-box>
        </draw:frame>
        <draw:frame draw:style-name="gr3" draw:text-style-name="P4" draw:layer="layout" svg:width="10.662cm" svg:height="2.647cm" svg:x="2.2cm" svg:y="1.3cm">
          <draw:text-box>
            <text:p><text:span text:style-name="T3">a|bc|</text:span><text:span text:style-name="T4">e</text:span><text:span text:style-name="T5">*f</text:span></text:p>
          </draw:text-box>
        </draw:frame>
        <draw:frame draw:style-name="gr3" draw:text-style-name="P5" draw:layer="layout" svg:width="4.215cm" svg:height="1.987cm" svg:x="2.385cm" svg:y="17.02cm">
          <draw:text-box>
            <text:p><text:span text:style-name="T6">Pilha</text:span></text:p>
          </draw:text-box>
        </draw:frame>
        <draw:frame draw:style-name="gr4" draw:text-style-name="P7" draw:layer="layout" svg:width="17.6cm" svg:height="8.063cm" svg:x="1.7cm" svg:y="19.4cm">
          <draw:text-box>
            <text:p text:style-name="P6"><text:span text:style-name="T7">O símbolo </text:span><text:span text:style-name="T8">e</text:span><text:span text:style-name="T7"> é lido e verifica que há uma operação pendente. Essa operação será a união do nodo já existente na pilha </text:span><text:span text:style-name="T8">N(|)</text:span><text:span text:style-name="T7"> com o símbolo </text:span><text:span text:style-name="T8">e</text:span><text:span text:style-name="T7"> lido. Note que como a operação pendente possui mesma ordem de precedência a operação </text:span><text:span text:style-name="T8">N(|)</text:span><text:span text:style-name="T7"> que está na pilha, então a árvore é construída para cima. Sendo assim o </text:span><text:span text:style-name="T9">N(|)</text:span><text:span text:style-name="T7"> que fica no topo da pilha é o da nova operação criada. </text:span></text:p>
          </draw:text-box>
        </draw:frame>
        <draw:custom-shape draw:style-name="gr2" draw:text-style-name="P1" xml:id="id2" draw:id="id2" draw:layer="layout" svg:width="2.435cm" svg:height="2.435cm" svg:x="10.9cm" svg:y="8.065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3" draw:id="id3" draw:layer="layout" svg:width="2.435cm" svg:height="2.435cm" svg:x="9.4cm" svg:y="11.1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2.435cm" svg:height="2.435cm" svg:x="12.465cm" svg:y="11.1cm">
          <text:p text:style-name="P1"><text:span text:style-name="T1">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3.683cm" svg:y1="11.1cm" svg:x2="12.979cm" svg:y2="10.144cm" draw:start-shape="id1" draw:start-glue-point="4" draw:end-shape="id2" draw:end-glue-point="9" svg:d="m13683 11100-704-956">
          <text:p/>
        </draw:connector>
        <draw:connector draw:style-name="gr5" draw:text-style-name="P1" draw:layer="layout" draw:type="line" svg:x1="10.618cm" svg:y1="11.1cm" svg:x2="11.256cm" svg:y2="10.144cm" draw:start-shape="id3" draw:start-glue-point="4" draw:end-shape="id2" draw:end-glue-point="7" svg:d="m10618 11100 638-956">
          <text:p/>
        </draw:connector>
        <draw:custom-shape draw:style-name="gr2" draw:text-style-name="P1" xml:id="id4" draw:id="id4" draw:layer="layout" svg:width="2.435cm" svg:height="2.435cm" svg:x="11cm" svg:y="14.2cm">
          <text:p text:style-name="P1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218cm" svg:y1="14.2cm" svg:x2="12.821cm" svg:y2="13.179cm" draw:start-shape="id4" draw:start-glue-point="4" draw:end-shape="id1" draw:end-glue-point="7" svg:d="m12218 14200 603-1021">
          <text:p/>
        </draw:connector>
        <draw:custom-shape draw:style-name="gr2" draw:text-style-name="P1" xml:id="id5" draw:id="id5" draw:layer="layout" svg:width="2.435cm" svg:height="2.435cm" svg:x="14.065cm" svg:y="14.1cm">
          <text:p text:style-name="P1"><text:span text:style-name="T1">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4.544cm" svg:y1="13.179cm" svg:x2="15.283cm" svg:y2="14.1cm" draw:start-shape="id1" draw:start-glue-point="9" draw:end-shape="id5" draw:end-glue-point="4" svg:d="m14544 13179 739 921">
          <text:p/>
        </draw:connector>
        <draw:custom-shape draw:style-name="gr2" draw:text-style-name="P1" xml:id="id6" draw:id="id6" draw:layer="layout" svg:width="2.435cm" svg:height="2.435cm" svg:x="12.9cm" svg:y="5cm">
          <text:p text:style-name="P1"><text:span text:style-name="T1">|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7" draw:id="id7" draw:layer="layout" svg:width="2.435cm" svg:height="2.435cm" svg:x="15.3cm" svg:y="7.8cm">
          <text:p text:style-name="P1"><text:span text:style-name="T1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2.118cm" svg:y1="8.065cm" svg:x2="13.256cm" svg:y2="7.079cm" draw:start-shape="id2" draw:start-glue-point="4" draw:end-shape="id6" draw:end-glue-point="7" svg:d="m12118 8065 1138-986">
          <text:p/>
        </draw:connector>
        <draw:connector draw:style-name="gr5" draw:text-style-name="P1" draw:layer="layout" draw:type="line" svg:x1="14.979cm" svg:y1="7.079cm" svg:x2="15.656cm" svg:y2="8.156cm" draw:start-shape="id6" draw:start-glue-point="9" draw:end-shape="id7" draw:end-glue-point="5" svg:d="m14979 7079 677 10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cas </meta:initial-creator>
    <meta:creation-date>2012-05-31T21:06:02</meta:creation-date>
    <dc:date>2012-05-31T22:14:39</dc:date>
    <dc:creator>Lucas </dc:creator>
    <meta:editing-duration>PT33M20S</meta:editing-duration>
    <meta:editing-cycles>7</meta:editing-cycles>
    <meta:generator>LibreOffice/3.5$Linux_x86 LibreOffice_project/350m1$Build-2</meta:generator>
    <meta:document-statistic meta:object-count="22"/>
  </office:meta>
</office:document-meta>
</file>